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6000000FA2028C24E0A54F364.png" manifest:media-type="image/png"/>
  <manifest:file-entry manifest:full-path="Pictures/10000001000002260000015132BAE0B0D24787D3.png" manifest:media-type="image/png"/>
  <manifest:file-entry manifest:full-path="Pictures/1000000100000215000000FFCA0E041177755E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2" text:anchor-type="char" svg:x="1.383cm" svg:y="1.21cm" svg:width="13.707cm" svg:height="6.615cm" draw:z-index="1"><draw:image xlink:href="Pictures/1000000100000206000000FA2028C24E0A54F364.png" xlink:type="simple" xlink:show="embed" xlink:actuate="onLoad" draw:mime-type="image/png"/></draw:frame><draw:frame draw:style-name="fr1" draw:name="Obraz3" text:anchor-type="char" svg:x="1.065cm" svg:y="8.969cm" svg:width="14.554cm" svg:height="8.916cm" draw:z-index="2"><draw:image xlink:href="Pictures/10000001000002260000015132BAE0B0D24787D3.png" xlink:type="simple" xlink:show="embed" xlink:actuate="onLoad" draw:mime-type="image/png"/></draw:frame></text:p>
      <text:p text:style-name="Standard"><draw:frame draw:style-name="fr2" draw:name="Obraz1" text:anchor-type="char" svg:width="17cm" svg:height="23.92cm" draw:z-index="0"><draw:image xlink:href="Pictures/1000000100000215000000FFCA0E041177755E7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6:19:38.381000000</meta:creation-date>
    <dc:date>2023-12-07T16:27:10.201000000</dc:date>
    <meta:editing-duration>PT7M3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